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-0.6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 office:value-type="string" calcext:value-type="string">
            <text:p>Using lambda instead of tau and OmegaM!</text:p>
          </table:table-cell>
          <table:table-cell table:number-columns-repeated="3"/>
          <table:table-cell table:style-name="ce1" office:value-type="string" calcext:value-type="string">
            <text:p>0 lat and 90 long. Non-rotating planet!!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.03736146336161E-019" calcext:value-type="float">
            <text:p>1.03736146336161E-019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1.03736146336161E-019" calcext:value-type="float">
            <text:p>-1.04E-019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395.40046718607" calcext:value-type="float">
            <text:p>3395.400467186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395.40046718607" calcext:value-type="float">
            <text:p>3395.4004671861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395.40046718607" calcext:value-type="float">
            <text:p>-3.40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03761224194699E-018" calcext:value-type="float">
            <text:p>1.03761224194699E-018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03761224194699E-018" calcext:value-type="float">
            <text:p>-1.04E-018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0467299010618753" calcext:value-type="float">
            <text:p>0.0046729901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.00467299010618753" calcext:value-type="float">
            <text:p>0.004672990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00467299010618753" calcext:value-type="float">
            <text:p>0.0046729901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0.00467299010618753" calcext:value-type="float">
            <text:p>-4.67E-00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6.671059286136" calcext:value-type="float">
            <text:p>226.6710592861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6.671059286136" calcext:value-type="float">
            <text:p>-2.27E+002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1.03736146336161E-019" calcext:value-type="float">
            <text:p>1.03736146336161E-01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1.03736146336161E-019" calcext:value-type="float">
            <text:p>-1.03736146336161E-01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1.03736146336467E-019" calcext:value-type="float">
            <text:p>1.03736146336467E-019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1.03736146336467E-019" calcext:value-type="float">
            <text:p>-1.04E-019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909494701772928" calcext:value-type="float">
            <text:p>-9.09494701772928E-01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395.40046718607" calcext:value-type="float">
            <text:p>3395.4004671861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395.40046718607" calcext:value-type="float">
            <text:p>-3.40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1.03761224194699E-018" calcext:value-type="float">
            <text:p>1.03761224194699E-018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1.03761224194699E-018" calcext:value-type="float">
            <text:p>-1.03761224194699E-01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03761224194699E-018" calcext:value-type="float">
            <text:p>1.03761224194699E-018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03761224194699E-018" calcext:value-type="float">
            <text:p>-1.04E-018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.00467299010618752" calcext:value-type="float">
            <text:p>0.0046729901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0.00467299010618752" calcext:value-type="float">
            <text:p>-4.67E-00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28421709430404" calcext:value-type="float">
            <text:p>-2.842170943040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26.671059286136" calcext:value-type="float">
            <text:p>-2.27E+002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1.03736146336467E-019" calcext:value-type="float">
            <text:p>1.03736146336467E-01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1.03736146336467E-019" calcext:value-type="float">
            <text:p>-1.03736146336467E-01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1.03736146336467E-019" calcext:value-type="float">
            <text:p>1.03736146336467E-019</text:p>
          </table:table-cell>
          <table:table-cell/>
          <table:table-cell table:style-name="ce4" table:formula="of:=[.F21]" office:value-type="float" office:value="1.03736146336161E-019" calcext:value-type="float">
            <text:p>1.03736146336161E-019</text:p>
          </table:table-cell>
          <table:table-cell/>
          <table:table-cell table:formula="of:=[.M33]/[.O33]" office:value-type="float" office:value="1.00000000000295" calcext:value-type="float">
            <text:p>1</text:p>
          </table:table-cell>
          <table:table-cell table:formula="of:=[.M33]-[.O33]" office:value-type="float" office:value="3.06006194038827E-031" calcext:value-type="float">
            <text:p>3.06E-031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909494701772928" calcext:value-type="float">
            <text:p>-9.09494701772928E-01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395.40046718607" calcext:value-type="float">
            <text:p>3395.4004671861</text:p>
          </table:table-cell>
          <table:table-cell/>
          <table:table-cell table:style-name="ce4" table:formula="of:=[.F22]" office:value-type="float" office:value="3395.40046718607" calcext:value-type="float">
            <text:p>3395.4004671861</text:p>
          </table:table-cell>
          <table:table-cell/>
          <table:table-cell table:formula="of:=[.M34]/[.O34]" office:value-type="float" office:value="1" calcext:value-type="float">
            <text:p>1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1.03761224194699E-018" calcext:value-type="float">
            <text:p>1.03761224194699E-018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1.03761224194699E-018" calcext:value-type="float">
            <text:p>-1.03761224194699E-01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03761224194699E-018" calcext:value-type="float">
            <text:p>1.03761224194699E-018</text:p>
          </table:table-cell>
          <table:table-cell/>
          <table:table-cell table:style-name="ce4" table:formula="of:=[.F24]" office:value-type="float" office:value="1.03761224194699E-018" calcext:value-type="float">
            <text:p>1.03761224194699E-018</text:p>
          </table:table-cell>
          <table:table-cell/>
          <table:table-cell table:formula="of:=[.M36]/[.O36]" office:value-type="float" office:value="1" calcext:value-type="float">
            <text:p>1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0.00467299010618752" calcext:value-type="float">
            <text:p>0.004672990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.04083408558608E-017" calcext:value-type="float">
            <text:p>1.04083408558608E-01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00467299010618752" calcext:value-type="float">
            <text:p>0.0046729901</text:p>
          </table:table-cell>
          <table:table-cell/>
          <table:table-cell table:style-name="ce4" table:formula="of:=[.F25]" office:value-type="float" office:value="0.00467299010618753" calcext:value-type="float">
            <text:p>0.0046729901</text:p>
          </table:table-cell>
          <table:table-cell/>
          <table:table-cell table:formula="of:=[.M37]/[.O37]" office:value-type="float" office:value="0.999999999999998" calcext:value-type="float">
            <text:p>1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6.70427095929395E-020" calcext:value-type="float">
            <text:p>6.70427095929395E-02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6.70427095929395E-020" calcext:value-type="float">
            <text:p>-6.70427095929395E-02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6.70427095929395E-020" calcext:value-type="float">
            <text:p>6.70427095929395E-020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6.70427095929395E-020" calcext:value-type="float">
            <text:p>-6.70E-02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909494701772928" calcext:value-type="float">
            <text:p>-9.09494701772928E-01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395.40046718607" calcext:value-type="float">
            <text:p>3395.4004671861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395.40046718607" calcext:value-type="float">
            <text:p>-3.40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.0000000000035663571434786" calcext:value-type="float">
            <text:p>3.5663571434786E-012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000035663571434786" calcext:value-type="float">
            <text:p>-3.5663571434786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.0000000000035663571434786" calcext:value-type="float">
            <text:p>3.5663571434786E-012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0.0000000000035663571434786" calcext:value-type="float">
            <text:p>-3.57E-012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6.78014199935271E-019" calcext:value-type="float">
            <text:p>6.78014199935271E-01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6.78014199935271E-019" calcext:value-type="float">
            <text:p>-6.78014199935271E-01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6.78014199935271E-019" calcext:value-type="float">
            <text:p>6.78014199935271E-019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6.78014199935271E-019" calcext:value-type="float">
            <text:p>-6.78E-019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0.00467299010618744" calcext:value-type="float">
            <text:p>0.0046729901</text:p>
          </table:table-cell>
          <table:table-cell/>
          <table:table-cell table:style-name="ce3" office:value-type="float" office:value="1.00000000000002" calcext:value-type="float">
            <text:p>1</text:p>
          </table:table-cell>
          <table:table-cell table:style-name="ce3" office:value-type="float" office:value="8.67361737988404E-017" calcext:value-type="float">
            <text:p>8.67361737988404E-01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.00467299010618744" calcext:value-type="float">
            <text:p>0.0046729901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0.00467299010618744" calcext:value-type="float">
            <text:p>-4.67E-00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.0000000000419515119735394" calcext:value-type="float">
            <text:p>4.19515119735394E-01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000419515119735394" calcext:value-type="float">
            <text:p>-4.19515119735394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0000000000419515119735394" calcext:value-type="float">
            <text:p>4.19515119735394E-011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0000000000419515119735394" calcext:value-type="float">
            <text:p>-4.20E-011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56843418860808" calcext:value-type="float">
            <text:p>-5.6843418860808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26.671059286136" calcext:value-type="float">
            <text:p>-2.27E+002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6.70427095929395E-020" calcext:value-type="float">
            <text:p>6.70427095929395E-020</text:p>
          </table:table-cell>
          <table:table-cell/>
          <table:table-cell table:style-name="ce4" table:formula="of:=[.F33]" office:value-type="float" office:value="1.03736146336467E-019" calcext:value-type="float">
            <text:p>1.03736146336467E-019</text:p>
          </table:table-cell>
          <table:table-cell/>
          <table:table-cell table:formula="of:=[.M57]/[.O57]" office:value-type="float" office:value="0.646281088710267" calcext:value-type="float">
            <text:p>0.6462810887</text:p>
          </table:table-cell>
          <table:table-cell table:formula="of:=[.M57]-[.O57]" office:value-type="float" office:value="-3.66934367435275E-020" calcext:value-type="float">
            <text:p>-3.67E-02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395.40046718607" calcext:value-type="float">
            <text:p>3395.4004671861</text:p>
          </table:table-cell>
          <table:table-cell/>
          <table:table-cell table:style-name="ce4" table:formula="of:=[.F34]" office:value-type="float" office:value="3395.40046718607" calcext:value-type="float">
            <text:p>3395.4004671861</text:p>
          </table:table-cell>
          <table:table-cell/>
          <table:table-cell table:formula="of:=[.M58]/[.O58]" office:value-type="float" office:value="1" calcext:value-type="float">
            <text:p>1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.0000000000035663571434786" calcext:value-type="float">
            <text:p>3.5663571434786E-012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.0000000000035663571434786" calcext:value-type="float">
            <text:p>3.57E-01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6.78014199935271E-019" calcext:value-type="float">
            <text:p>6.78014199935271E-019</text:p>
          </table:table-cell>
          <table:table-cell/>
          <table:table-cell table:style-name="ce4" table:formula="of:=[.F36]" office:value-type="float" office:value="1.03761224194699E-018" calcext:value-type="float">
            <text:p>1.03761224194699E-018</text:p>
          </table:table-cell>
          <table:table-cell/>
          <table:table-cell table:formula="of:=[.M60]/[.O60]" office:value-type="float" office:value="0.653436970503582" calcext:value-type="float">
            <text:p>0.6534369705</text:p>
          </table:table-cell>
          <table:table-cell table:formula="of:=[.M60]-[.O60]" office:value-type="float" office:value="-3.59598042011719E-019" calcext:value-type="float">
            <text:p>-3.60E-01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0467299010618744" calcext:value-type="float">
            <text:p>0.0046729901</text:p>
          </table:table-cell>
          <table:table-cell/>
          <table:table-cell table:style-name="ce4" table:formula="of:=[.F37]" office:value-type="float" office:value="0.00467299010618752" calcext:value-type="float">
            <text:p>0.0046729901</text:p>
          </table:table-cell>
          <table:table-cell/>
          <table:table-cell table:formula="of:=[.M61]/[.O61]" office:value-type="float" office:value="0.999999999999983" calcext:value-type="float">
            <text:p>1</text:p>
          </table:table-cell>
          <table:table-cell table:formula="of:=[.M61]-[.O61]" office:value-type="float" office:value="-8.06646416329215E-017" calcext:value-type="float">
            <text:p>-8.07E-01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00000000419515119735394" calcext:value-type="float">
            <text:p>4.19515119735394E-011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.0000000000419515119735394" calcext:value-type="float">
            <text:p>4.20E-0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6.70427095929395E-020" calcext:value-type="float">
            <text:p>6.70427095929395E-020</text:p>
          </table:table-cell>
          <table:table-cell/>
          <table:table-cell table:style-name="ce4" table:formula="of:=[.F21]" office:value-type="float" office:value="1.03736146336161E-019" calcext:value-type="float">
            <text:p>1.03736146336161E-019</text:p>
          </table:table-cell>
          <table:table-cell/>
          <table:table-cell table:formula="of:=[.M69]/[.O69]" office:value-type="float" office:value="0.646281088712174" calcext:value-type="float">
            <text:p>0.6462810887</text:p>
          </table:table-cell>
          <table:table-cell table:formula="of:=[.M69]-[.O69]" office:value-type="float" office:value="-3.66934367432215E-020" calcext:value-type="float">
            <text:p>-3.67E-02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395.40046718607" calcext:value-type="float">
            <text:p>3395.4004671861</text:p>
          </table:table-cell>
          <table:table-cell/>
          <table:table-cell table:style-name="ce4" table:formula="of:=[.F22]" office:value-type="float" office:value="3395.40046718607" calcext:value-type="float">
            <text:p>3395.4004671861</text:p>
          </table:table-cell>
          <table:table-cell/>
          <table:table-cell table:formula="of:=[.M70]/[.O70]" office:value-type="float" office:value="1" calcext:value-type="float">
            <text:p>1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.0000000000035663571434786" calcext:value-type="float">
            <text:p>3.5663571434786E-012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.0000000000035663571434786" calcext:value-type="float">
            <text:p>3.57E-01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6.78014199935271E-019" calcext:value-type="float">
            <text:p>6.78014199935271E-019</text:p>
          </table:table-cell>
          <table:table-cell/>
          <table:table-cell table:style-name="ce4" table:formula="of:=[.F24]" office:value-type="float" office:value="1.03761224194699E-018" calcext:value-type="float">
            <text:p>1.03761224194699E-018</text:p>
          </table:table-cell>
          <table:table-cell/>
          <table:table-cell table:formula="of:=[.M72]/[.O72]" office:value-type="float" office:value="0.653436970503582" calcext:value-type="float">
            <text:p>0.6534369705</text:p>
          </table:table-cell>
          <table:table-cell table:formula="of:=[.M72]-[.O72]" office:value-type="float" office:value="-3.59598042011719E-019" calcext:value-type="float">
            <text:p>-3.60E-01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0467299010618744" calcext:value-type="float">
            <text:p>0.0046729901</text:p>
          </table:table-cell>
          <table:table-cell/>
          <table:table-cell table:style-name="ce4" table:formula="of:=[.F25]" office:value-type="float" office:value="0.00467299010618753" calcext:value-type="float">
            <text:p>0.0046729901</text:p>
          </table:table-cell>
          <table:table-cell/>
          <table:table-cell table:formula="of:=[.M73]/[.O73]" office:value-type="float" office:value="0.999999999999981" calcext:value-type="float">
            <text:p>1</text:p>
          </table:table-cell>
          <table:table-cell table:formula="of:=[.M73]-[.O73]" office:value-type="float" office:value="-9.0205620750794E-017" calcext:value-type="float">
            <text:p>-9.02E-01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00000000419515119735394" calcext:value-type="float">
            <text:p>4.19515119735394E-011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.0000000000419515119735394" calcext:value-type="float">
            <text:p>4.20E-0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-0.6 km MOLA" calcext:value-type="string">
            <text:p>-0.6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0110926170747561" calcext:value-type="float">
            <text:p>1.10926170747561E-014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0.0000000000000110926170747561" calcext:value-type="float">
            <text:p>-1.11E-014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483.03808524823" calcext:value-type="float">
            <text:p>3483.0380852482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483.03808524823" calcext:value-type="float">
            <text:p>3483.038085248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483.03808518442" calcext:value-type="float">
            <text:p>3483.0380851844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483.03808518442" calcext:value-type="float">
            <text:p>-3.4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.000000773103342931152" calcext:value-type="float">
            <text:p>7.73103342931152E-007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0.000000773103342931152" calcext:value-type="float">
            <text:p>-7.73E-00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3.55874368158357E-016" calcext:value-type="float">
            <text:p>3.55874368158357E-016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3.55874368158357E-016" calcext:value-type="float">
            <text:p>-3.56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63020175996279" calcext:value-type="float">
            <text:p>2.63020176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63020175996279" calcext:value-type="float">
            <text:p>2.6302017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63020176116504" calcext:value-type="float">
            <text:p>2.6302017612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63020176116504" calcext:value-type="float">
            <text:p>-2.63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000000143900314611415" calcext:value-type="float">
            <text:p>1.43900314611415E-008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0000000143900314611415" calcext:value-type="float">
            <text:p>-1.44E-008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0.0000000000000110926170747561" calcext:value-type="float">
            <text:p>1.10926170747561E-01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000000110926170747561" calcext:value-type="float">
            <text:p>-1.10926170747561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.0000000000000132844919854491" calcext:value-type="float">
            <text:p>1.32844919854491E-014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0.0000000000000132844919854491" calcext:value-type="float">
            <text:p>-1.33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483.03808524823" calcext:value-type="float">
            <text:p>3483.0380852482</text:p>
          </table:table-cell>
          <table:table-cell/>
          <table:table-cell table:style-name="ce3" office:value-type="float" office:value="3483.03808518442" calcext:value-type="float">
            <text:p>3483.0380851844</text:p>
          </table:table-cell>
          <table:table-cell/>
          <table:table-cell table:style-name="ce3" office:value-type="float" office:value="1.00000000001832" calcext:value-type="float">
            <text:p>1</text:p>
          </table:table-cell>
          <table:table-cell table:style-name="ce3" office:value-type="float" office:value="0.0000000638192432234064" calcext:value-type="float">
            <text:p>6.38192432234064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483.03809354039" calcext:value-type="float">
            <text:p>3483.0380935404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483.03809354039" calcext:value-type="float">
            <text:p>-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.000000773103342931152" calcext:value-type="float">
            <text:p>7.73103342931152E-00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773103342931152" calcext:value-type="float">
            <text:p>-7.73103342931152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.000000307167023975446" calcext:value-type="float">
            <text:p>3.07167023975446E-007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0.000000307167023975446" calcext:value-type="float">
            <text:p>-3.07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3.55874368158357E-016" calcext:value-type="float">
            <text:p>3.55874368158357E-01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3.55874368158357E-016" calcext:value-type="float">
            <text:p>-3.55874368158357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3.76397779051336E-016" calcext:value-type="float">
            <text:p>3.76397779051336E-016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3.76397779051336E-016" calcext:value-type="float">
            <text:p>-3.76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3020175996279" calcext:value-type="float">
            <text:p>2.63020176</text:p>
          </table:table-cell>
          <table:table-cell/>
          <table:table-cell table:style-name="ce3" office:value-type="float" office:value="2.63020176116504" calcext:value-type="float">
            <text:p>2.6302017612</text:p>
          </table:table-cell>
          <table:table-cell/>
          <table:table-cell table:style-name="ce3" office:value-type="float" office:value="0.999999999542905" calcext:value-type="float">
            <text:p>0.9999999995</text:p>
          </table:table-cell>
          <table:table-cell table:style-name="ce3" office:value-type="float" office:value="-0.00000000120225296385001" calcext:value-type="float">
            <text:p>-1.20225296385001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63020162422398" calcext:value-type="float">
            <text:p>2.6302016242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63020162422398" calcext:value-type="float">
            <text:p>-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.0000000143900314611415" calcext:value-type="float">
            <text:p>1.43900314611415E-008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143900314611415" calcext:value-type="float">
            <text:p>-1.43900314611415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0000000110183800636115" calcext:value-type="float">
            <text:p>0.000000011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0000000110183800636115" calcext:value-type="float">
            <text:p>-1.10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056843418860808" calcext:value-type="float">
            <text:p>-5.6843418860808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0.0000000000000132844919854491" calcext:value-type="float">
            <text:p>1.32844919854491E-01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000000132844919854491" calcext:value-type="float">
            <text:p>-1.32844919854491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.0000000000000132844919854491" calcext:value-type="float">
            <text:p>1.32844919854491E-014</text:p>
          </table:table-cell>
          <table:table-cell/>
          <table:table-cell table:style-name="ce4" table:formula="of:=[.F21]" office:value-type="float" office:value="0.0000000000000110926170747561" calcext:value-type="float">
            <text:p>1.10926170747561E-014</text:p>
          </table:table-cell>
          <table:table-cell/>
          <table:table-cell table:formula="of:=[.M33]/[.O33]" office:value-type="float" office:value="1.19759763597007" calcext:value-type="float">
            <text:p>1.197597636</text:p>
          </table:table-cell>
          <table:table-cell table:formula="of:=[.M33]-[.O33]" office:value-type="float" office:value="2.191874910693E-015" calcext:value-type="float">
            <text:p>2.19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483.03808524823" calcext:value-type="float">
            <text:p>3483.0380852482</text:p>
          </table:table-cell>
          <table:table-cell/>
          <table:table-cell table:style-name="ce3" office:value-type="float" office:value="3483.03809354039" calcext:value-type="float">
            <text:p>3483.0380935404</text:p>
          </table:table-cell>
          <table:table-cell/>
          <table:table-cell table:style-name="ce3" office:value-type="float" office:value="0.999999997619274" calcext:value-type="float">
            <text:p>0.9999999976</text:p>
          </table:table-cell>
          <table:table-cell table:style-name="ce3" office:value-type="float" office:value="-0.00000829215969133656" calcext:value-type="float">
            <text:p>-8.29215969133656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483.03809354039" calcext:value-type="float">
            <text:p>3483.0380935404</text:p>
          </table:table-cell>
          <table:table-cell/>
          <table:table-cell table:style-name="ce4" table:formula="of:=[.F22]" office:value-type="float" office:value="3483.03808518442" calcext:value-type="float">
            <text:p>3483.0380851844</text:p>
          </table:table-cell>
          <table:table-cell/>
          <table:table-cell table:formula="of:=[.M34]/[.O34]" office:value-type="float" office:value="1.00000000239905" calcext:value-type="float">
            <text:p>1.0000000024</text:p>
          </table:table-cell>
          <table:table-cell table:formula="of:=[.M34]-[.O34]" office:value-type="float" office:value="0.00000835596983961295" calcext:value-type="float">
            <text:p>8.36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.000000307167023975446" calcext:value-type="float">
            <text:p>3.07167023975446E-00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307167023975446" calcext:value-type="float">
            <text:p>-3.07167023975446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.000000307167023975446" calcext:value-type="float">
            <text:p>3.07167023975446E-007</text:p>
          </table:table-cell>
          <table:table-cell/>
          <table:table-cell table:style-name="ce4" table:formula="of:=[.F23]" office:value-type="float" office:value="0.000000773103342931152" calcext:value-type="float">
            <text:p>7.73103342931152E-007</text:p>
          </table:table-cell>
          <table:table-cell/>
          <table:table-cell table:formula="of:=[.M35]/[.O35]" office:value-type="float" office:value="0.397316900494635" calcext:value-type="float">
            <text:p>0.3973169005</text:p>
          </table:table-cell>
          <table:table-cell table:formula="of:=[.M35]-[.O35]" office:value-type="float" office:value="-0.000000465936318955706" calcext:value-type="float">
            <text:p>-4.66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3.76397779051336E-016" calcext:value-type="float">
            <text:p>3.76397779051336E-01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3.76397779051336E-016" calcext:value-type="float">
            <text:p>-3.76397779051336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3.76397779051336E-016" calcext:value-type="float">
            <text:p>3.76397779051336E-016</text:p>
          </table:table-cell>
          <table:table-cell/>
          <table:table-cell table:style-name="ce4" table:formula="of:=[.F24]" office:value-type="float" office:value="3.55874368158357E-016" calcext:value-type="float">
            <text:p>3.55874368158357E-016</text:p>
          </table:table-cell>
          <table:table-cell/>
          <table:table-cell table:formula="of:=[.M36]/[.O36]" office:value-type="float" office:value="1.05767038238575" calcext:value-type="float">
            <text:p>1.0576703824</text:p>
          </table:table-cell>
          <table:table-cell table:formula="of:=[.M36]-[.O36]" office:value-type="float" office:value="2.0523410892979E-017" calcext:value-type="float">
            <text:p>2.05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3020175996279" calcext:value-type="float">
            <text:p>2.63020176</text:p>
          </table:table-cell>
          <table:table-cell/>
          <table:table-cell table:style-name="ce3" office:value-type="float" office:value="2.63020162422398" calcext:value-type="float">
            <text:p>2.6302016242</text:p>
          </table:table-cell>
          <table:table-cell/>
          <table:table-cell table:style-name="ce3" office:value-type="float" office:value="1.00000005160776" calcext:value-type="float">
            <text:p>1.0000000516</text:p>
          </table:table-cell>
          <table:table-cell table:style-name="ce3" office:value-type="float" office:value="0.000000135738810413955" calcext:value-type="float">
            <text:p>1.35738810413955E-0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63020162422398" calcext:value-type="float">
            <text:p>2.6302016242</text:p>
          </table:table-cell>
          <table:table-cell/>
          <table:table-cell table:style-name="ce4" table:formula="of:=[.F25]" office:value-type="float" office:value="2.63020176116504" calcext:value-type="float">
            <text:p>2.6302017612</text:p>
          </table:table-cell>
          <table:table-cell/>
          <table:table-cell table:formula="of:=[.M37]/[.O37]" office:value-type="float" office:value="0.99999994793515" calcext:value-type="float">
            <text:p>0.9999999479</text:p>
          </table:table-cell>
          <table:table-cell table:formula="of:=[.M37]-[.O37]" office:value-type="float" office:value="-0.000000136941059825091" calcext:value-type="float">
            <text:p>-1.37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.0000000110183800636115" calcext:value-type="float">
            <text:p>0.00000001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110183800636115" calcext:value-type="float">
            <text:p>-0.000000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0000000110183800636115" calcext:value-type="float">
            <text:p>0.000000011</text:p>
          </table:table-cell>
          <table:table-cell/>
          <table:table-cell table:style-name="ce4" table:formula="of:=[.F26]" office:value-type="float" office:value="0.0000000143900314611415" calcext:value-type="float">
            <text:p>1.43900314611415E-008</text:p>
          </table:table-cell>
          <table:table-cell/>
          <table:table-cell table:formula="of:=[.M38]/[.O38]" office:value-type="float" office:value="0.76569534217943" calcext:value-type="float">
            <text:p>0.7656953422</text:p>
          </table:table-cell>
          <table:table-cell table:formula="of:=[.M38]-[.O38]" office:value-type="float" office:value="-0.00000000337165139753" calcext:value-type="float">
            <text:p>-3.37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14210854715202" calcext:value-type="float">
            <text:p>-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0.0000000000000138622710323228" calcext:value-type="float">
            <text:p>1.38622710323228E-01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000000138622710323228" calcext:value-type="float">
            <text:p>-1.38622710323228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.0000000000000138622710323228" calcext:value-type="float">
            <text:p>1.38622710323228E-014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0.0000000000000138622710323228" calcext:value-type="float">
            <text:p>-1.39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483.03808524823" calcext:value-type="float">
            <text:p>3483.0380852482</text:p>
          </table:table-cell>
          <table:table-cell/>
          <table:table-cell table:style-name="ce3" office:value-type="float" office:value="3483.03808525249" calcext:value-type="float">
            <text:p>3483.0380852525</text:p>
          </table:table-cell>
          <table:table-cell/>
          <table:table-cell table:style-name="ce3" office:value-type="float" office:value="0.999999999998779" calcext:value-type="float">
            <text:p>1</text:p>
          </table:table-cell>
          <table:table-cell table:style-name="ce3" office:value-type="float" office:value="-0.00000000425370672019199" calcext:value-type="float">
            <text:p>-4.25370672019199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483.03808525249" calcext:value-type="float">
            <text:p>3483.0380852525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483.03808525249" calcext:value-type="float">
            <text:p>-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239883730899145" calcext:value-type="float">
            <text:p>-0.000000024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0239883730899145" calcext:value-type="float">
            <text:p>0.00000002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-0.0000000239883730899145" calcext:value-type="float">
            <text:p>-0.000000024</text:p>
          </table:table-cell>
          <table:table-cell/>
          <table:table-cell table:formula="of:=[.M47]/[.O47]" office:value-type="float" office:value="-0" calcext:value-type="float">
            <text:p>0</text:p>
          </table:table-cell>
          <table:table-cell table:formula="of:=[.M47]-[.O47]" office:value-type="float" office:value="0.0000000239883730899145" calcext:value-type="float">
            <text:p>2.40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4.5875597842043E-016" calcext:value-type="float">
            <text:p>4.5875597842043E-01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4.5875597842043E-016" calcext:value-type="float">
            <text:p>-4.5875597842043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4.5875597842043E-016" calcext:value-type="float">
            <text:p>4.5875597842043E-016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4.5875597842043E-016" calcext:value-type="float">
            <text:p>-4.59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3020175996279" calcext:value-type="float">
            <text:p>2.63020176</text:p>
          </table:table-cell>
          <table:table-cell/>
          <table:table-cell table:style-name="ce3" office:value-type="float" office:value="2.63020176004951" calcext:value-type="float">
            <text:p>2.63020176</text:p>
          </table:table-cell>
          <table:table-cell/>
          <table:table-cell table:style-name="ce3" office:value-type="float" office:value="0.999999999967029" calcext:value-type="float">
            <text:p>1</text:p>
          </table:table-cell>
          <table:table-cell table:style-name="ce3" office:value-type="float" office:value="-0.0000000000867190763642611" calcext:value-type="float">
            <text:p>-8.67190763642611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2.63020176004951" calcext:value-type="float">
            <text:p>2.63020176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2.63020176004951" calcext:value-type="float">
            <text:p>-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.0000000031981754943973" calcext:value-type="float">
            <text:p>3.1981754943973E-00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031981754943973" calcext:value-type="float">
            <text:p>-3.1981754943973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0000000031981754943973" calcext:value-type="float">
            <text:p>3.1981754943973E-009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0000000031981754943973" calcext:value-type="float">
            <text:p>-3.20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056843418860808" calcext:value-type="float">
            <text:p>-5.6843418860808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9" calcext:value-type="float">
            <text:p>9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0138622710323228" calcext:value-type="float">
            <text:p>1.38622710323228E-014</text:p>
          </table:table-cell>
          <table:table-cell/>
          <table:table-cell table:style-name="ce4" table:formula="of:=[.F33]" office:value-type="float" office:value="0.0000000000000132844919854491" calcext:value-type="float">
            <text:p>1.32844919854491E-014</text:p>
          </table:table-cell>
          <table:table-cell/>
          <table:table-cell table:formula="of:=[.M57]/[.O57]" office:value-type="float" office:value="1.04349274684396" calcext:value-type="float">
            <text:p>1.0434927468</text:p>
          </table:table-cell>
          <table:table-cell table:formula="of:=[.M57]-[.O57]" office:value-type="float" office:value="5.77779046873698E-016" calcext:value-type="float">
            <text:p>5.78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483.03808525249" calcext:value-type="float">
            <text:p>3483.0380852525</text:p>
          </table:table-cell>
          <table:table-cell/>
          <table:table-cell table:style-name="ce4" table:formula="of:=[.F34]" office:value-type="float" office:value="3483.03809354039" calcext:value-type="float">
            <text:p>3483.0380935404</text:p>
          </table:table-cell>
          <table:table-cell/>
          <table:table-cell table:formula="of:=[.M58]/[.O58]" office:value-type="float" office:value="0.999999997620497" calcext:value-type="float">
            <text:p>0.9999999976</text:p>
          </table:table-cell>
          <table:table-cell table:formula="of:=[.M58]-[.O58]" office:value-type="float" office:value="-0.00000828790007290081" calcext:value-type="float">
            <text:p>-8.29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0239883730899145" calcext:value-type="float">
            <text:p>-0.000000024</text:p>
          </table:table-cell>
          <table:table-cell/>
          <table:table-cell table:style-name="ce4" table:formula="of:=[.F35]" office:value-type="float" office:value="0.000000307167023975446" calcext:value-type="float">
            <text:p>3.07167023975446E-007</text:p>
          </table:table-cell>
          <table:table-cell/>
          <table:table-cell table:formula="of:=[.M59]/[.O59]" office:value-type="float" office:value="-0.0780955350592324" calcext:value-type="float">
            <text:p>-0.0780955351</text:p>
          </table:table-cell>
          <table:table-cell table:formula="of:=[.M59]-[.O59]" office:value-type="float" office:value="-0.00000033115539706536" calcext:value-type="float">
            <text:p>-3.31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4.5875597842043E-016" calcext:value-type="float">
            <text:p>4.5875597842043E-016</text:p>
          </table:table-cell>
          <table:table-cell/>
          <table:table-cell table:style-name="ce4" table:formula="of:=[.F36]" office:value-type="float" office:value="3.76397779051336E-016" calcext:value-type="float">
            <text:p>3.76397779051336E-016</text:p>
          </table:table-cell>
          <table:table-cell/>
          <table:table-cell table:formula="of:=[.M60]/[.O60]" office:value-type="float" office:value="1.21880628407709" calcext:value-type="float">
            <text:p>1.2188062841</text:p>
          </table:table-cell>
          <table:table-cell table:formula="of:=[.M60]-[.O60]" office:value-type="float" office:value="8.2358199369094E-017" calcext:value-type="float">
            <text:p>8.24E-01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63020176004951" calcext:value-type="float">
            <text:p>2.63020176</text:p>
          </table:table-cell>
          <table:table-cell/>
          <table:table-cell table:style-name="ce4" table:formula="of:=[.F37]" office:value-type="float" office:value="2.63020162422398" calcext:value-type="float">
            <text:p>2.6302016242</text:p>
          </table:table-cell>
          <table:table-cell/>
          <table:table-cell table:formula="of:=[.M61]/[.O61]" office:value-type="float" office:value="1.00000005164073" calcext:value-type="float">
            <text:p>1.0000000516</text:p>
          </table:table-cell>
          <table:table-cell table:formula="of:=[.M61]-[.O61]" office:value-type="float" office:value="0.000000135825529934408" calcext:value-type="float">
            <text:p>1.36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00000031981754943973" calcext:value-type="float">
            <text:p>3.1981754943973E-009</text:p>
          </table:table-cell>
          <table:table-cell/>
          <table:table-cell table:style-name="ce4" table:formula="of:=[.F38]" office:value-type="float" office:value="0.0000000110183800636115" calcext:value-type="float">
            <text:p>0.000000011</text:p>
          </table:table-cell>
          <table:table-cell/>
          <table:table-cell table:formula="of:=[.M62]/[.O62]" office:value-type="float" office:value="0.2902582299697" calcext:value-type="float">
            <text:p>0.29025823</text:p>
          </table:table-cell>
          <table:table-cell table:formula="of:=[.M62]-[.O62]" office:value-type="float" office:value="-0.0000000078202045692142" calcext:value-type="float">
            <text:p>-7.82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0138622710323228" calcext:value-type="float">
            <text:p>1.38622710323228E-014</text:p>
          </table:table-cell>
          <table:table-cell/>
          <table:table-cell table:style-name="ce4" table:formula="of:=[.F21]" office:value-type="float" office:value="0.0000000000000110926170747561" calcext:value-type="float">
            <text:p>1.10926170747561E-014</text:p>
          </table:table-cell>
          <table:table-cell/>
          <table:table-cell table:formula="of:=[.M69]/[.O69]" office:value-type="float" office:value="1.24968444677223" calcext:value-type="float">
            <text:p>1.2496844468</text:p>
          </table:table-cell>
          <table:table-cell table:formula="of:=[.M69]-[.O69]" office:value-type="float" office:value="2.7696539575667E-015" calcext:value-type="float">
            <text:p>2.77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483.03808525249" calcext:value-type="float">
            <text:p>3483.0380852525</text:p>
          </table:table-cell>
          <table:table-cell/>
          <table:table-cell table:style-name="ce4" table:formula="of:=[.F22]" office:value-type="float" office:value="3483.03808518442" calcext:value-type="float">
            <text:p>3483.0380851844</text:p>
          </table:table-cell>
          <table:table-cell/>
          <table:table-cell table:formula="of:=[.M70]/[.O70]" office:value-type="float" office:value="1.00000000001954" calcext:value-type="float">
            <text:p>1</text:p>
          </table:table-cell>
          <table:table-cell table:formula="of:=[.M70]-[.O70]" office:value-type="float" office:value="0.0000000680697667121422" calcext:value-type="float">
            <text:p>6.81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0239883730899145" calcext:value-type="float">
            <text:p>-0.000000024</text:p>
          </table:table-cell>
          <table:table-cell/>
          <table:table-cell table:style-name="ce4" table:formula="of:=[.F23]" office:value-type="float" office:value="0.000000773103342931152" calcext:value-type="float">
            <text:p>7.73103342931152E-007</text:p>
          </table:table-cell>
          <table:table-cell/>
          <table:table-cell table:formula="of:=[.M71]/[.O71]" office:value-type="float" office:value="-0.0310286759322043" calcext:value-type="float">
            <text:p>-0.0310286759</text:p>
          </table:table-cell>
          <table:table-cell table:formula="of:=[.M71]-[.O71]" office:value-type="float" office:value="-0.000000797091716021066" calcext:value-type="float">
            <text:p>-7.97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4.5875597842043E-016" calcext:value-type="float">
            <text:p>4.5875597842043E-016</text:p>
          </table:table-cell>
          <table:table-cell/>
          <table:table-cell table:style-name="ce4" table:formula="of:=[.F24]" office:value-type="float" office:value="3.55874368158357E-016" calcext:value-type="float">
            <text:p>3.55874368158357E-016</text:p>
          </table:table-cell>
          <table:table-cell/>
          <table:table-cell table:formula="of:=[.M72]/[.O72]" office:value-type="float" office:value="1.28909530853397" calcext:value-type="float">
            <text:p>1.2890953085</text:p>
          </table:table-cell>
          <table:table-cell table:formula="of:=[.M72]-[.O72]" office:value-type="float" office:value="1.02881610262073E-016" calcext:value-type="float">
            <text:p>1.03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63020176004951" calcext:value-type="float">
            <text:p>2.63020176</text:p>
          </table:table-cell>
          <table:table-cell/>
          <table:table-cell table:style-name="ce4" table:formula="of:=[.F25]" office:value-type="float" office:value="2.63020176116504" calcext:value-type="float">
            <text:p>2.6302017612</text:p>
          </table:table-cell>
          <table:table-cell/>
          <table:table-cell table:formula="of:=[.M73]/[.O73]" office:value-type="float" office:value="0.999999999575877" calcext:value-type="float">
            <text:p>0.9999999996</text:p>
          </table:table-cell>
          <table:table-cell table:formula="of:=[.M73]-[.O73]" office:value-type="float" office:value="-0.00000000111552989068286" calcext:value-type="float">
            <text:p>-1.12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00000031981754943973" calcext:value-type="float">
            <text:p>3.1981754943973E-009</text:p>
          </table:table-cell>
          <table:table-cell/>
          <table:table-cell table:style-name="ce4" table:formula="of:=[.F26]" office:value-type="float" office:value="0.0000000143900314611415" calcext:value-type="float">
            <text:p>1.43900314611415E-008</text:p>
          </table:table-cell>
          <table:table-cell/>
          <table:table-cell table:formula="of:=[.M74]/[.O74]" office:value-type="float" office:value="0.222249374717045" calcext:value-type="float">
            <text:p>0.2222493747</text:p>
          </table:table-cell>
          <table:table-cell table:formula="of:=[.M74]-[.O74]" office:value-type="float" office:value="-0.0000000111918559667442" calcext:value-type="float">
            <text:p>-1.12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-0.6 km MOLA" calcext:value-type="string">
            <text:p>-0.6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9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0194595639935997" calcext:value-type="float">
            <text:p>1.94595639935997E-014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0.0000000000000194595639935997" calcext:value-type="float">
            <text:p>-1.95E-014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483.03808524901" calcext:value-type="float">
            <text:p>3483.038085249</text:p>
          </table:table-cell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483.03808524901" calcext:value-type="float">
            <text:p>3483.03808524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483.03808515037" calcext:value-type="float">
            <text:p>3483.0380851504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483.03808515037" calcext:value-type="float">
            <text:p>-3.48E+003</text:p>
          </table:table-cell>
          <table:table-cell/>
          <table:table-cell table:style-name="ce3" table:formula="of:=SQRT([.D9]*[.D9]+[.D10]*[.D10]+[.D11]*[.D11])" office:value-type="float" office:value="3483.03808524901" calcext:value-type="float">
            <text:p>3483.038085249</text:p>
          </table:table-cell>
          <table:table-cell/>
          <table:table-cell table:style-name="ce3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3483.03808524901" calcext:value-type="float">
            <text:p>3483.038085249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5.84022111054914E-016" calcext:value-type="float">
            <text:p>5.84022111054914E-016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5.84022111054914E-016" calcext:value-type="float">
            <text:p>-5.84E-016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63020176010633" calcext:value-type="float">
            <text:p>2.6302017601</text:p>
          </table:table-cell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63020176010633" calcext:value-type="float">
            <text:p>2.630201760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63020176172304" calcext:value-type="float">
            <text:p>2.6302017617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63020176172304" calcext:value-type="float">
            <text:p>-2.63E+000</text:p>
          </table:table-cell>
          <table:table-cell/>
          <table:table-cell table:style-name="ce3" table:formula="of:=SQRT([.D12]*[.D12]+[.D13]*[.D13]+[.D14]*[.D14])" office:value-type="float" office:value="2.63020176010633" calcext:value-type="float">
            <text:p>2.6302017601</text:p>
          </table:table-cell>
          <table:table-cell/>
          <table:table-cell table:style-name="ce3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2.63020176010633" calcext:value-type="float">
            <text:p>2.6302017601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8" calcext:value-type="float">
            <text:p>-1.00E+002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0.0000000000000194595639935997" calcext:value-type="float">
            <text:p>1.94595639935997E-01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000000194595639935997" calcext:value-type="float">
            <text:p>-1.94595639935997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.0000000000000117747561504642" calcext:value-type="float">
            <text:p>1.17747561504642E-014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0.0000000000000117747561504642" calcext:value-type="float">
            <text:p>-1.18E-014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483.03808524901" calcext:value-type="float">
            <text:p>3483.038085249</text:p>
          </table:table-cell>
          <table:table-cell/>
          <table:table-cell table:style-name="ce3" office:value-type="float" office:value="3483.03808515037" calcext:value-type="float">
            <text:p>3483.0380851504</text:p>
          </table:table-cell>
          <table:table-cell/>
          <table:table-cell table:style-name="ce3" office:value-type="float" office:value="1.00000000002832" calcext:value-type="float">
            <text:p>1</text:p>
          </table:table-cell>
          <table:table-cell table:style-name="ce3" office:value-type="float" office:value="0.0000000986465238383971" calcext:value-type="float">
            <text:p>9.86465238383971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483.03808524907" calcext:value-type="float">
            <text:p>3483.0380852491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483.03808524907" calcext:value-type="float">
            <text:p>-3.48E+003</text:p>
          </table:table-cell>
          <table:table-cell/>
          <table:table-cell table:style-name="ce3" table:formula="of:=SQRT([.D21]*[.D21]+[.D22]*[.D22]+[.D23]*[.D23])" office:value-type="float" office:value="3483.03808524901" calcext:value-type="float">
            <text:p>3483.038085249</text:p>
          </table:table-cell>
          <table:table-cell/>
          <table:table-cell table:style-name="ce3" table:formula="of:=SQRT([.F21]*[.F21]+[.F22]*[.F22]+[.F23]*[.F23])" office:value-type="float" office:value="3483.03808515037" calcext:value-type="float">
            <text:p>3483.0380851504</text:p>
          </table:table-cell>
          <table:table-cell/>
          <table:table-cell table:formula="of:=[.T22]/[.V22]" office:value-type="float" office:value="1.00000000002832" calcext:value-type="float">
            <text:p>1</text:p>
          </table:table-cell>
          <table:table-cell table:formula="of:=[.T22]-[.V22]" office:value-type="float" office:value="0.0000000986397026281338" calcext:value-type="float">
            <text:p>9.86397026281338E-008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.000000000672740419354038" calcext:value-type="float">
            <text:p>6.72740419354038E-010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0.000000000672740419354038" calcext:value-type="float">
            <text:p>-6.73E-01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5.84022111054914E-016" calcext:value-type="float">
            <text:p>5.84022111054914E-01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5.84022111054914E-016" calcext:value-type="float">
            <text:p>-5.84022111054914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3.24888759283599E-016" calcext:value-type="float">
            <text:p>3.24888759283599E-016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3.24888759283599E-016" calcext:value-type="float">
            <text:p>-3.25E-016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2.63020176172304" calcext:value-type="float">
            <text:p>2.6302017617</text:p>
          </table:table-cell>
          <table:table-cell/>
          <table:table-cell table:style-name="ce3" office:value-type="float" office:value="0.999999999385328" calcext:value-type="float">
            <text:p>0.9999999994</text:p>
          </table:table-cell>
          <table:table-cell table:style-name="ce3" office:value-type="float" office:value="-0.00000000161671076526204" calcext:value-type="float">
            <text:p>-1.61671076526204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63020176010552" calcext:value-type="float">
            <text:p>2.6302017601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63020176010552" calcext:value-type="float">
            <text:p>-2.63E+000</text:p>
          </table:table-cell>
          <table:table-cell/>
          <table:table-cell table:style-name="ce3" table:formula="of:=SQRT([.D24]*[.D24]+[.D25]*[.D25]+[.D26]*[.D26])" office:value-type="float" office:value="2.63020176010633" calcext:value-type="float">
            <text:p>2.6302017601</text:p>
          </table:table-cell>
          <table:table-cell/>
          <table:table-cell table:style-name="ce3" table:formula="of:=SQRT([.F24]*[.F24]+[.F25]*[.F25]+[.F26]*[.F26])" office:value-type="float" office:value="2.63020176172304" calcext:value-type="float">
            <text:p>2.6302017617</text:p>
          </table:table-cell>
          <table:table-cell/>
          <table:table-cell table:formula="of:=[.T25]/[.V25]" office:value-type="float" office:value="0.999999999385329" calcext:value-type="float">
            <text:p>0.9999999994</text:p>
          </table:table-cell>
          <table:table-cell table:formula="of:=[.T25]-[.V25]" office:value-type="float" office:value="-0.00000000161670987708362" calcext:value-type="float">
            <text:p>-1.61670987708362E-009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0000000000207695782892405" calcext:value-type="float">
            <text:p>2.07695782892405E-011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0000000000207695782892405" calcext:value-type="float">
            <text:p>-2.08E-0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113686837721616" calcext:value-type="float">
            <text:p>1.13686837721616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0.0000000000000117747561504642" calcext:value-type="float">
            <text:p>1.17747561504642E-01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000000117747561504642" calcext:value-type="float">
            <text:p>-1.17747561504642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.0000000000000117747561504642" calcext:value-type="float">
            <text:p>1.17747561504642E-014</text:p>
          </table:table-cell>
          <table:table-cell/>
          <table:table-cell table:style-name="ce4" table:formula="of:=[.F21]" office:value-type="float" office:value="0.0000000000000194595639935997" calcext:value-type="float">
            <text:p>1.94595639935997E-014</text:p>
          </table:table-cell>
          <table:table-cell/>
          <table:table-cell table:formula="of:=[.M33]/[.O33]" office:value-type="float" office:value="0.605088385039714" calcext:value-type="float">
            <text:p>0.605088385</text:p>
          </table:table-cell>
          <table:table-cell table:formula="of:=[.M33]-[.O33]" office:value-type="float" office:value="-7.6848078431355E-015" calcext:value-type="float">
            <text:p>-7.68E-015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483.03808524901" calcext:value-type="float">
            <text:p>3483.038085249</text:p>
          </table:table-cell>
          <table:table-cell/>
          <table:table-cell table:style-name="ce3" office:value-type="float" office:value="3483.03808524907" calcext:value-type="float">
            <text:p>3483.0380852491</text:p>
          </table:table-cell>
          <table:table-cell/>
          <table:table-cell table:style-name="ce3" office:value-type="float" office:value="0.999999999999984" calcext:value-type="float">
            <text:p>1</text:p>
          </table:table-cell>
          <table:table-cell table:style-name="ce3" office:value-type="float" office:value="-0.0000000000563886715099216" calcext:value-type="float">
            <text:p>-5.63886715099216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483.03808524907" calcext:value-type="float">
            <text:p>3483.0380852491</text:p>
          </table:table-cell>
          <table:table-cell/>
          <table:table-cell table:style-name="ce4" table:formula="of:=[.F22]" office:value-type="float" office:value="3483.03808515037" calcext:value-type="float">
            <text:p>3483.0380851504</text:p>
          </table:table-cell>
          <table:table-cell/>
          <table:table-cell table:formula="of:=[.M34]/[.O34]" office:value-type="float" office:value="1.00000000002834" calcext:value-type="float">
            <text:p>1</text:p>
          </table:table-cell>
          <table:table-cell table:formula="of:=[.M34]-[.O34]" office:value-type="float" office:value="0.0000000986997292784508" calcext:value-type="float">
            <text:p>9.87E-008</text:p>
          </table:table-cell>
          <table:table-cell/>
          <table:table-cell table:style-name="ce3" table:formula="of:=SQRT([.D33]*[.D33]+[.D34]*[.D34]+[.D35]*[.D35])" office:value-type="float" office:value="3483.03808524901" calcext:value-type="float">
            <text:p>3483.038085249</text:p>
          </table:table-cell>
          <table:table-cell/>
          <table:table-cell table:style-name="ce3" table:formula="of:=SQRT([.F33]*[.F33]+[.F34]*[.F34]+[.F35]*[.F35])" office:value-type="float" office:value="3483.03808524907" calcext:value-type="float">
            <text:p>3483.0380852491</text:p>
          </table:table-cell>
          <table:table-cell/>
          <table:table-cell table:formula="of:=[.T34]/[.V34]" office:value-type="float" office:value="0.999999999999983" calcext:value-type="float">
            <text:p>1</text:p>
          </table:table-cell>
          <table:table-cell table:formula="of:=[.T34]-[.V34]" office:value-type="float" office:value="-0.0000000000600266503170133" calcext:value-type="float">
            <text:p>-6.00266503170133E-011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.000000000672740419354038" calcext:value-type="float">
            <text:p>6.72740419354038E-01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00672740419354038" calcext:value-type="float">
            <text:p>-6.72740419354038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.000000000672740419354038" calcext:value-type="float">
            <text:p>6.72740419354038E-01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.000000000672740419354038" calcext:value-type="float">
            <text:p>6.73E-01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3.24888759283599E-016" calcext:value-type="float">
            <text:p>3.24888759283599E-01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3.24888759283599E-016" calcext:value-type="float">
            <text:p>-3.24888759283599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3.24888759283599E-016" calcext:value-type="float">
            <text:p>3.24888759283599E-016</text:p>
          </table:table-cell>
          <table:table-cell/>
          <table:table-cell table:style-name="ce4" table:formula="of:=[.F24]" office:value-type="float" office:value="5.84022111054914E-016" calcext:value-type="float">
            <text:p>5.84022111054914E-016</text:p>
          </table:table-cell>
          <table:table-cell/>
          <table:table-cell table:formula="of:=[.M36]/[.O36]" office:value-type="float" office:value="0.55629530651974" calcext:value-type="float">
            <text:p>0.5562953065</text:p>
          </table:table-cell>
          <table:table-cell table:formula="of:=[.M36]-[.O36]" office:value-type="float" office:value="-2.59133351771315E-016" calcext:value-type="float">
            <text:p>-2.59E-016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2.63020176010552" calcext:value-type="float">
            <text:p>2.6302017601</text:p>
          </table:table-cell>
          <table:table-cell/>
          <table:table-cell table:style-name="ce3" office:value-type="float" office:value="1.00000000000031" calcext:value-type="float">
            <text:p>1</text:p>
          </table:table-cell>
          <table:table-cell table:style-name="ce3" office:value-type="float" office:value="0.000000000000814903700074865" calcext:value-type="float">
            <text:p>8.14903700074865E-0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63020176010552" calcext:value-type="float">
            <text:p>2.6302017601</text:p>
          </table:table-cell>
          <table:table-cell/>
          <table:table-cell table:style-name="ce4" table:formula="of:=[.F25]" office:value-type="float" office:value="2.63020176172304" calcext:value-type="float">
            <text:p>2.6302017617</text:p>
          </table:table-cell>
          <table:table-cell/>
          <table:table-cell table:formula="of:=[.M37]/[.O37]" office:value-type="float" office:value="0.99999999938502" calcext:value-type="float">
            <text:p>0.9999999994</text:p>
          </table:table-cell>
          <table:table-cell table:formula="of:=[.M37]-[.O37]" office:value-type="float" office:value="-0.00000000161751989580239" calcext:value-type="float">
            <text:p>-1.62E-009</text:p>
          </table:table-cell>
          <table:table-cell/>
          <table:table-cell table:style-name="ce3" table:formula="of:=SQRT([.D36]*[.D36]+[.D37]*[.D37]+[.D38]*[.D38])" office:value-type="float" office:value="2.63020176010633" calcext:value-type="float">
            <text:p>2.6302017601</text:p>
          </table:table-cell>
          <table:table-cell/>
          <table:table-cell table:style-name="ce3" table:formula="of:=SQRT([.F36]*[.F36]+[.F37]*[.F37]+[.F38]*[.F38])" office:value-type="float" office:value="2.63020176010552" calcext:value-type="float">
            <text:p>2.6302017601</text:p>
          </table:table-cell>
          <table:table-cell/>
          <table:table-cell table:formula="of:=[.T37]/[.V37]" office:value-type="float" office:value="1.00000000000031" calcext:value-type="float">
            <text:p>1</text:p>
          </table:table-cell>
          <table:table-cell table:formula="of:=[.T37]-[.V37]" office:value-type="float" office:value="0.000000000000810018718766514" calcext:value-type="float">
            <text:p>8.10018718766514E-01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.0000000000207695782892405" calcext:value-type="float">
            <text:p>2.07695782892405E-01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000207695782892405" calcext:value-type="float">
            <text:p>-2.07695782892405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0000000000207695782892405" calcext:value-type="float">
            <text:p>2.07695782892405E-011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.0000000000207695782892405" calcext:value-type="float">
            <text:p>2.08E-0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7" calcext:value-type="float">
            <text:p>1</text:p>
          </table:table-cell>
          <table:table-cell table:style-name="ce3" office:value-type="float" office:value="-0.00000000000028421709430404" calcext:value-type="float">
            <text:p>-2.8421709430404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39]/[.O39]" office:value-type="float" office:value="1.00000000000001" calcext:value-type="float">
            <text:p>1</text:p>
          </table:table-cell>
          <table:table-cell table:formula="of:=[.M39]-[.O39]" office:value-type="float" office:value="0.00000000000100897068477934" calcext:value-type="float">
            <text:p>1.01E-01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806" calcext:value-type="float">
            <text:p>806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(takes too long)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483.03808524901" calcext:value-type="float">
            <text:p>3483.038085249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/>
          <table:table-cell table:style-name="ce3" table:formula="of:=SQRT([.D45]*[.D45]+[.D46]*[.D46]+[.D47]*[.D47])" office:value-type="float" office:value="3483.03808524901" calcext:value-type="float">
            <text:p>3483.038085249</text:p>
          </table:table-cell>
          <table:table-cell/>
          <table:table-cell table:style-name="ce3" table:formula="of:=SQRT([.F45]*[.F45]+[.F46]*[.F46]+[.F47]*[.F47])" office:value-type="float" office:value="0" calcext:value-type="float">
            <text:p>0</text:p>
          </table:table-cell>
          <table:table-cell/>
          <table:table-cell table:formula="of:=[.T46]/[.V46]" office:value-type="string" office:string-value="" calcext:value-type="error">
            <text:p>#DIV/0!</text:p>
          </table:table-cell>
          <table:table-cell table:formula="of:=[.T46]-[.V46]" office:value-type="float" office:value="3483.03808524901" calcext:value-type="float">
            <text:p>3483.038085249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3020176010633" calcext:value-type="float">
            <text:p>2.6302017601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/>
          <table:table-cell table:style-name="ce3" table:formula="of:=SQRT([.D48]*[.D48]+[.D49]*[.D49]+[.D50]*[.D50])" office:value-type="float" office:value="2.63020176010633" calcext:value-type="float">
            <text:p>2.6302017601</text:p>
          </table:table-cell>
          <table:table-cell/>
          <table:table-cell table:style-name="ce3" table:formula="of:=SQRT([.F48]*[.F48]+[.F49]*[.F49]+[.F50]*[.F50])" office:value-type="float" office:value="0" calcext:value-type="float">
            <text:p>0</text:p>
          </table:table-cell>
          <table:table-cell/>
          <table:table-cell table:formula="of:=[.T49]/[.V49]" office:value-type="string" office:string-value="" calcext:value-type="error">
            <text:p>#DIV/0!</text:p>
          </table:table-cell>
          <table:table-cell table:formula="of:=[.T49]-[.V49]" office:value-type="float" office:value="2.63020176010633" calcext:value-type="float">
            <text:p>2.6302017601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.0000000000000117747561504642" calcext:value-type="float">
            <text:p>1.17747561504642E-014</text:p>
          </table:table-cell>
          <table:table-cell/>
          <table:table-cell table:formula="of:=[.M57]/[.O57]" office:value-type="float" office:value="0" calcext:value-type="float">
            <text:p>0</text:p>
          </table:table-cell>
          <table:table-cell table:formula="of:=[.M57]-[.O57]" office:value-type="float" office:value="-0.0000000000000117747561504642" calcext:value-type="float">
            <text:p>-1.18E-01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483.03808524907" calcext:value-type="float">
            <text:p>3483.0380852491</text:p>
          </table:table-cell>
          <table:table-cell/>
          <table:table-cell table:formula="of:=[.M58]/[.O58]" office:value-type="float" office:value="0" calcext:value-type="float">
            <text:p>0</text:p>
          </table:table-cell>
          <table:table-cell table:formula="of:=[.M58]-[.O58]" office:value-type="float" office:value="-3483.03808524907" calcext:value-type="float">
            <text:p>-3.48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.000000000672740419354038" calcext:value-type="float">
            <text:p>6.72740419354038E-010</text:p>
          </table:table-cell>
          <table:table-cell/>
          <table:table-cell table:formula="of:=[.M59]/[.O59]" office:value-type="float" office:value="0" calcext:value-type="float">
            <text:p>0</text:p>
          </table:table-cell>
          <table:table-cell table:formula="of:=[.M59]-[.O59]" office:value-type="float" office:value="-0.000000000672740419354038" calcext:value-type="float">
            <text:p>-6.73E-01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3.24888759283599E-016" calcext:value-type="float">
            <text:p>3.24888759283599E-016</text:p>
          </table:table-cell>
          <table:table-cell/>
          <table:table-cell table:formula="of:=[.M60]/[.O60]" office:value-type="float" office:value="0" calcext:value-type="float">
            <text:p>0</text:p>
          </table:table-cell>
          <table:table-cell table:formula="of:=[.M60]-[.O60]" office:value-type="float" office:value="-3.24888759283599E-016" calcext:value-type="float">
            <text:p>-3.25E-016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63020176010552" calcext:value-type="float">
            <text:p>2.6302017601</text:p>
          </table:table-cell>
          <table:table-cell/>
          <table:table-cell table:formula="of:=[.M61]/[.O61]" office:value-type="float" office:value="0" calcext:value-type="float">
            <text:p>0</text:p>
          </table:table-cell>
          <table:table-cell table:formula="of:=[.M61]-[.O61]" office:value-type="float" office:value="-2.63020176010552" calcext:value-type="float">
            <text:p>-2.63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0000000000207695782892405" calcext:value-type="float">
            <text:p>2.07695782892405E-011</text:p>
          </table:table-cell>
          <table:table-cell/>
          <table:table-cell table:formula="of:=[.M62]/[.O62]" office:value-type="float" office:value="0" calcext:value-type="float">
            <text:p>0</text:p>
          </table:table-cell>
          <table:table-cell table:formula="of:=[.M62]-[.O62]" office:value-type="float" office:value="-0.0000000000207695782892405" calcext:value-type="float">
            <text:p>-2.08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0" calcext:value-type="float">
            <text:p>0</text:p>
          </table:table-cell>
          <table:table-cell table:formula="of:=[.M63]-[.O63]" office:value-type="float" office:value="-100.357825162419" calcext:value-type="float">
            <text:p>-1.00E+002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0194595639935997" calcext:value-type="float">
            <text:p>1.94595639935997E-014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0.0000000000000194595639935997" calcext:value-type="float">
            <text:p>-1.95E-01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483.03808515037" calcext:value-type="float">
            <text:p>3483.0380851504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483.03808515037" calcext:value-type="float">
            <text:p>-3.48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5.84022111054914E-016" calcext:value-type="float">
            <text:p>5.84022111054914E-016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5.84022111054914E-016" calcext:value-type="float">
            <text:p>-5.84E-016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63020176172304" calcext:value-type="float">
            <text:p>2.6302017617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2.63020176172304" calcext:value-type="float">
            <text:p>-2.63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18" calcext:value-type="float">
            <text:p>-1.00E+002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4'.D4]" office:value-type="string" office:string-value="-0.6 km MOLA" calcext:value-type="string">
            <text:p>-0.6 km MOLA</text:p>
          </table:table-cell>
          <table:table-cell table:style-name="ce1" table:formula="of:=['After 77 sec tol. 1e-14'.E4]" office:value-type="string" office:string-value="TSI Order = " calcext:value-type="string">
            <text:p>TSI Order = </text:p>
          </table:table-cell>
          <table:table-cell table:style-name="ce1" table:formula="of:=['After 77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0130109745566316" calcext:value-type="float">
            <text:p>1.30109745566316E-014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0.0000000000000130109745566316" calcext:value-type="float">
            <text:p>-1.30E-014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483.03808524902" calcext:value-type="float">
            <text:p>3483.038085249</text:p>
          </table:table-cell>
          <table:table-cell/>
          <table:table-cell table:style-name="ce4" table:formula="of:=['After 77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483.03808524902" calcext:value-type="float">
            <text:p>3483.03808524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483.03808524725" calcext:value-type="float">
            <text:p>3483.0380852473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483.03808524725" calcext:value-type="float">
            <text:p>-3.4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.0000000215888752071113" calcext:value-type="float">
            <text:p>2.15888752071113E-008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0.0000000215888752071113" calcext:value-type="float">
            <text:p>-2.16E-008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3.56923451848845E-016" calcext:value-type="float">
            <text:p>3.56923451848845E-016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3.56923451848845E-016" calcext:value-type="float">
            <text:p>-3.57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63020176010633" calcext:value-type="float">
            <text:p>2.6302017601</text:p>
          </table:table-cell>
          <table:table-cell/>
          <table:table-cell table:style-name="ce4" table:formula="of:=['After 77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63020176010633" calcext:value-type="float">
            <text:p>2.630201760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63020176013525" calcext:value-type="float">
            <text:p>2.6302017601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63020176013525" calcext:value-type="float">
            <text:p>-2.63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00000000500897564918901" calcext:value-type="float">
            <text:p>5.00897564918901E-010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000000000500897564918901" calcext:value-type="float">
            <text:p>-5.01E-01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8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0.0000000000000130109745566316" calcext:value-type="float">
            <text:p>1.30109745566316E-01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000000130109745566316" calcext:value-type="float">
            <text:p>-1.30109745566316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.0000000000000123585317719949" calcext:value-type="float">
            <text:p>1.23585317719949E-014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0.0000000000000123585317719949" calcext:value-type="float">
            <text:p>-1.24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3483.03808524725" calcext:value-type="float">
            <text:p>3483.0380852473</text:p>
          </table:table-cell>
          <table:table-cell/>
          <table:table-cell table:style-name="ce3" office:value-type="float" office:value="1.00000000000051" calcext:value-type="float">
            <text:p>1</text:p>
          </table:table-cell>
          <table:table-cell table:style-name="ce3" office:value-type="float" office:value="0.00000000176123648998328" calcext:value-type="float">
            <text:p>1.76123648998328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483.03808524896" calcext:value-type="float">
            <text:p>3483.038085249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483.03808524896" calcext:value-type="float">
            <text:p>-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.0000000215888752071113" calcext:value-type="float">
            <text:p>2.15888752071113E-008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215888752071113" calcext:value-type="float">
            <text:p>-2.15888752071113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-0.00000000240654162585066" calcext:value-type="float">
            <text:p>-2.40654162585066E-009</text:p>
          </table:table-cell>
          <table:table-cell/>
          <table:table-cell table:formula="of:=[.M23]/[.O23]" office:value-type="float" office:value="-0" calcext:value-type="float">
            <text:p>0</text:p>
          </table:table-cell>
          <table:table-cell table:formula="of:=[.M23]-[.O23]" office:value-type="float" office:value="0.00000000240654162585066" calcext:value-type="float">
            <text:p>2.41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3.56923451848845E-016" calcext:value-type="float">
            <text:p>3.56923451848845E-01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3.56923451848845E-016" calcext:value-type="float">
            <text:p>-3.56923451848845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3.62352375858324E-016" calcext:value-type="float">
            <text:p>3.62352375858324E-016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3.62352375858324E-016" calcext:value-type="float">
            <text:p>-3.62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2.63020176013525" calcext:value-type="float">
            <text:p>2.6302017601</text:p>
          </table:table-cell>
          <table:table-cell/>
          <table:table-cell table:style-name="ce3" office:value-type="float" office:value="0.999999999989007" calcext:value-type="float">
            <text:p>1</text:p>
          </table:table-cell>
          <table:table-cell table:style-name="ce3" office:value-type="float" office:value="-0.0000000000289142043641277" calcext:value-type="float">
            <text:p>-2.89142043641277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63020176010624" calcext:value-type="float">
            <text:p>2.6302017601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63020176010624" calcext:value-type="float">
            <text:p>-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.000000000500897564918901" calcext:value-type="float">
            <text:p>5.00897564918901E-01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00500897564918901" calcext:value-type="float">
            <text:p>-5.00897564918901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-0.0000000000660319116127511" calcext:value-type="float">
            <text:p>-6.60319116127511E-011</text:p>
          </table:table-cell>
          <table:table-cell/>
          <table:table-cell table:formula="of:=[.M26]/[.O26]" office:value-type="float" office:value="-0" calcext:value-type="float">
            <text:p>0</text:p>
          </table:table-cell>
          <table:table-cell table:formula="of:=[.M26]-[.O26]" office:value-type="float" office:value="0.0000000000660319116127511" calcext:value-type="float">
            <text:p>6.6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7105427357601" calcext:value-type="float">
            <text:p>7.105427357601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21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21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0.0000000000000123585317719949" calcext:value-type="float">
            <text:p>1.23585317719949E-01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000000123585317719949" calcext:value-type="float">
            <text:p>-1.23585317719949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.0000000000000123585317719949" calcext:value-type="float">
            <text:p>1.23585317719949E-014</text:p>
          </table:table-cell>
          <table:table-cell/>
          <table:table-cell table:style-name="ce4" table:formula="of:=[.F21]" office:value-type="float" office:value="0.0000000000000130109745566316" calcext:value-type="float">
            <text:p>1.30109745566316E-014</text:p>
          </table:table-cell>
          <table:table-cell/>
          <table:table-cell table:formula="of:=[.M33]/[.O33]" office:value-type="float" office:value="0.949854426215586" calcext:value-type="float">
            <text:p>0.9498544262</text:p>
          </table:table-cell>
          <table:table-cell table:formula="of:=[.M33]-[.O33]" office:value-type="float" office:value="-6.524427846367E-016" calcext:value-type="float">
            <text:p>-6.52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3483.03808524896" calcext:value-type="float">
            <text:p>3483.038085249</text:p>
          </table:table-cell>
          <table:table-cell/>
          <table:table-cell table:style-name="ce3" office:value-type="float" office:value="1.00000000000002" calcext:value-type="float">
            <text:p>1</text:p>
          </table:table-cell>
          <table:table-cell table:style-name="ce3" office:value-type="float" office:value="0.0000000000536601874046028" calcext:value-type="float">
            <text:p>5.36601874046028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483.03808524896" calcext:value-type="float">
            <text:p>3483.038085249</text:p>
          </table:table-cell>
          <table:table-cell/>
          <table:table-cell table:style-name="ce4" table:formula="of:=[.F22]" office:value-type="float" office:value="3483.03808524725" calcext:value-type="float">
            <text:p>3483.0380852473</text:p>
          </table:table-cell>
          <table:table-cell/>
          <table:table-cell table:formula="of:=[.M34]/[.O34]" office:value-type="float" office:value="1.00000000000049" calcext:value-type="float">
            <text:p>1</text:p>
          </table:table-cell>
          <table:table-cell table:formula="of:=[.M34]-[.O34]" office:value-type="float" office:value="0.00000000171030478668399" calcext:value-type="float">
            <text:p>1.71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240654162585066" calcext:value-type="float">
            <text:p>-2.40654162585066E-009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00240654162585066" calcext:value-type="float">
            <text:p>2.40654162585066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0.00000000240654162585066" calcext:value-type="float">
            <text:p>-2.40654162585066E-009</text:p>
          </table:table-cell>
          <table:table-cell/>
          <table:table-cell table:style-name="ce4" table:formula="of:=[.F23]" office:value-type="float" office:value="0.0000000215888752071113" calcext:value-type="float">
            <text:p>2.15888752071113E-008</text:p>
          </table:table-cell>
          <table:table-cell/>
          <table:table-cell table:formula="of:=[.M35]/[.O35]" office:value-type="float" office:value="-0.111471376010268" calcext:value-type="float">
            <text:p>-0.111471376</text:p>
          </table:table-cell>
          <table:table-cell table:formula="of:=[.M35]-[.O35]" office:value-type="float" office:value="-0.000000023995416832962" calcext:value-type="float">
            <text:p>-2.40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3.62352375858324E-016" calcext:value-type="float">
            <text:p>3.62352375858324E-01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3.62352375858324E-016" calcext:value-type="float">
            <text:p>-3.62352375858324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3.62352375858324E-016" calcext:value-type="float">
            <text:p>3.62352375858324E-016</text:p>
          </table:table-cell>
          <table:table-cell/>
          <table:table-cell table:style-name="ce4" table:formula="of:=[.F24]" office:value-type="float" office:value="3.56923451848845E-016" calcext:value-type="float">
            <text:p>3.56923451848845E-016</text:p>
          </table:table-cell>
          <table:table-cell/>
          <table:table-cell table:formula="of:=[.M36]/[.O36]" office:value-type="float" office:value="1.01521033146283" calcext:value-type="float">
            <text:p>1.0152103315</text:p>
          </table:table-cell>
          <table:table-cell table:formula="of:=[.M36]-[.O36]" office:value-type="float" office:value="5.428924009479E-018" calcext:value-type="float">
            <text:p>5.43E-0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2.63020176010624" calcext:value-type="float">
            <text:p>2.6302017601</text:p>
          </table:table-cell>
          <table:table-cell/>
          <table:table-cell table:style-name="ce3" office:value-type="float" office:value="1.00000000000003" calcext:value-type="float">
            <text:p>1</text:p>
          </table:table-cell>
          <table:table-cell table:style-name="ce3" office:value-type="float" office:value="0.0000000000000865973959207622" calcext:value-type="float">
            <text:p>8.65973959207622E-01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63020176010624" calcext:value-type="float">
            <text:p>2.6302017601</text:p>
          </table:table-cell>
          <table:table-cell/>
          <table:table-cell table:style-name="ce4" table:formula="of:=[.F25]" office:value-type="float" office:value="2.63020176013525" calcext:value-type="float">
            <text:p>2.6302017601</text:p>
          </table:table-cell>
          <table:table-cell/>
          <table:table-cell table:formula="of:=[.M37]/[.O37]" office:value-type="float" office:value="0.99999999998897" calcext:value-type="float">
            <text:p>1</text:p>
          </table:table-cell>
          <table:table-cell table:formula="of:=[.M37]-[.O37]" office:value-type="float" office:value="-0.0000000000290101276334553" calcext:value-type="float">
            <text:p>-2.9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0.0000000000660319116127511" calcext:value-type="float">
            <text:p>-6.60319116127511E-011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0000660319116127511" calcext:value-type="float">
            <text:p>6.60319116127511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0.0000000000660319116127511" calcext:value-type="float">
            <text:p>-6.60319116127511E-011</text:p>
          </table:table-cell>
          <table:table-cell/>
          <table:table-cell table:style-name="ce4" table:formula="of:=[.F26]" office:value-type="float" office:value="0.000000000500897564918901" calcext:value-type="float">
            <text:p>5.00897564918901E-010</text:p>
          </table:table-cell>
          <table:table-cell/>
          <table:table-cell table:formula="of:=[.M38]/[.O38]" office:value-type="float" office:value="-0.131827176327843" calcext:value-type="float">
            <text:p>-0.1318271763</text:p>
          </table:table-cell>
          <table:table-cell table:formula="of:=[.M38]-[.O38]" office:value-type="float" office:value="-0.000000000566929476531652" calcext:value-type="float">
            <text:p>-5.67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21" calcext:value-type="float">
            <text:p>100.3578251624</text:p>
          </table:table-cell>
          <table:table-cell/>
          <table:table-cell table:style-name="ce3" office:value-type="float" office:value="0.999999999999978" calcext:value-type="float">
            <text:p>1</text:p>
          </table:table-cell>
          <table:table-cell table:style-name="ce3" office:value-type="float" office:value="-0.00000000000224531504500192" calcext:value-type="float">
            <text:p>-2.24531504500192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21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39]/[.O39]" office:value-type="float" office:value="1.00000000000003" calcext:value-type="float">
            <text:p>1</text:p>
          </table:table-cell>
          <table:table-cell table:formula="of:=[.M39]-[.O39]" office:value-type="float" office:value="0.00000000000299849034490762" calcext:value-type="float">
            <text:p>3.00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8546" calcext:value-type="float">
            <text:p>38546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(takes way too long)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483.03808524902" calcext:value-type="float">
            <text:p>3483.038085249</text:p>
          </table:table-cell>
          <table:table-cell/>
          <table:table-cell table:style-name="ce3"/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3483.03808524902" calcext:value-type="float">
            <text:p>3483.03808524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3020176010633" calcext:value-type="float">
            <text:p>2.6302017601</text:p>
          </table:table-cell>
          <table:table-cell/>
          <table:table-cell table:style-name="ce3"/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2.63020176010633" calcext:value-type="float">
            <text:p>2.630201760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formula="of:=[.D51]/[.F51]" office:value-type="string" office:string-value="" calcext:value-type="error">
            <text:p>#DIV/0!</text:p>
          </table:table-cell>
          <table:table-cell table:formula="of:=[.D51]-[.F51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.0000000000000123585317719949" calcext:value-type="float">
            <text:p>1.23585317719949E-014</text:p>
          </table:table-cell>
          <table:table-cell/>
          <table:table-cell table:formula="of:=[.M57]/[.O57]" office:value-type="float" office:value="0" calcext:value-type="float">
            <text:p>0</text:p>
          </table:table-cell>
          <table:table-cell table:formula="of:=[.M57]-[.O57]" office:value-type="float" office:value="-0.0000000000000123585317719949" calcext:value-type="float">
            <text:p>-1.24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483.03808524896" calcext:value-type="float">
            <text:p>3483.038085249</text:p>
          </table:table-cell>
          <table:table-cell/>
          <table:table-cell table:formula="of:=[.M58]/[.O58]" office:value-type="float" office:value="0" calcext:value-type="float">
            <text:p>0</text:p>
          </table:table-cell>
          <table:table-cell table:formula="of:=[.M58]-[.O58]" office:value-type="float" office:value="-3483.03808524896" calcext:value-type="float">
            <text:p>-3.4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-0.00000000240654162585066" calcext:value-type="float">
            <text:p>-2.40654162585066E-009</text:p>
          </table:table-cell>
          <table:table-cell/>
          <table:table-cell table:formula="of:=[.M59]/[.O59]" office:value-type="float" office:value="-0" calcext:value-type="float">
            <text:p>0</text:p>
          </table:table-cell>
          <table:table-cell table:formula="of:=[.M59]-[.O59]" office:value-type="float" office:value="0.00000000240654162585066" calcext:value-type="float">
            <text:p>2.41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3.62352375858324E-016" calcext:value-type="float">
            <text:p>3.62352375858324E-016</text:p>
          </table:table-cell>
          <table:table-cell/>
          <table:table-cell table:formula="of:=[.M60]/[.O60]" office:value-type="float" office:value="0" calcext:value-type="float">
            <text:p>0</text:p>
          </table:table-cell>
          <table:table-cell table:formula="of:=[.M60]-[.O60]" office:value-type="float" office:value="-3.62352375858324E-016" calcext:value-type="float">
            <text:p>-3.62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63020176010624" calcext:value-type="float">
            <text:p>2.6302017601</text:p>
          </table:table-cell>
          <table:table-cell/>
          <table:table-cell table:formula="of:=[.M61]/[.O61]" office:value-type="float" office:value="0" calcext:value-type="float">
            <text:p>0</text:p>
          </table:table-cell>
          <table:table-cell table:formula="of:=[.M61]-[.O61]" office:value-type="float" office:value="-2.63020176010624" calcext:value-type="float">
            <text:p>-2.63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-0.0000000000660319116127511" calcext:value-type="float">
            <text:p>-6.60319116127511E-011</text:p>
          </table:table-cell>
          <table:table-cell/>
          <table:table-cell table:formula="of:=[.M62]/[.O62]" office:value-type="float" office:value="-0" calcext:value-type="float">
            <text:p>0</text:p>
          </table:table-cell>
          <table:table-cell table:formula="of:=[.M62]-[.O62]" office:value-type="float" office:value="0.0000000000660319116127511" calcext:value-type="float">
            <text:p>6.6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21" calcext:value-type="float">
            <text:p>100.3578251624</text:p>
          </table:table-cell>
          <table:table-cell/>
          <table:table-cell table:formula="of:=[.M63]/[.O63]" office:value-type="float" office:value="0" calcext:value-type="float">
            <text:p>0</text:p>
          </table:table-cell>
          <table:table-cell table:formula="of:=[.M63]-[.O63]" office:value-type="float" office:value="-100.357825162421" calcext:value-type="float">
            <text:p>-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0130109745566316" calcext:value-type="float">
            <text:p>1.30109745566316E-014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0.0000000000000130109745566316" calcext:value-type="float">
            <text:p>-1.30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483.03808524725" calcext:value-type="float">
            <text:p>3483.0380852473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483.03808524725" calcext:value-type="float">
            <text:p>-3.4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.0000000215888752071113" calcext:value-type="float">
            <text:p>2.15888752071113E-008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0.0000000215888752071113" calcext:value-type="float">
            <text:p>-2.16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3.56923451848845E-016" calcext:value-type="float">
            <text:p>3.56923451848845E-016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3.56923451848845E-016" calcext:value-type="float">
            <text:p>-3.57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63020176013525" calcext:value-type="float">
            <text:p>2.6302017601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2.63020176013525" calcext:value-type="float">
            <text:p>-2.63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00000000500897564918901" calcext:value-type="float">
            <text:p>5.00897564918901E-010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0.000000000500897564918901" calcext:value-type="float">
            <text:p>-5.01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/00/0000</text:date>, <text:time style:data-style-name="N2" text:time-value="15:27:19.6459297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6-08T16:55:30.744289129</dc:date>
    <dc:creator>Stacha Petrovic</dc:creator>
    <meta:editing-duration>P9DT18H10S</meta:editing-duration>
    <meta:editing-cycles>376</meta:editing-cycles>
    <meta:document-statistic meta:table-count="4" meta:cell-count="1641" meta:object-count="0"/>
    <meta:user-defined meta:name="qrichtext">1</meta:user-defined>
  </office:meta>
</office:document-meta>
</file>